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FreeSans1" svg:font-family="FreeSans" style:font-family-generic="swiss"/>
    <style:font-face style:name="Courier New" svg:font-family="'Courier New'" style:font-family-generic="modern" style:font-pitch="fixed"/>
    <style:font-face style:name="FreeSerif1" svg:font-family="FreeSerif" style:font-family-generic="roman" style:font-pitch="variable"/>
    <style:font-face style:name="FreeSerif" svg:font-family="FreeSerif" style:font-adornments="Normal" style:font-family-generic="roman" style:font-pitch="variable"/>
    <style:font-face style:name="Liberation Serif" svg:font-family="'Liberation Serif'"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fo:font-size="16pt" style:font-size-asian="14pt" style:font-size-complex="16pt"/>
    </style:style>
    <style:style style:name="P2" style:family="paragraph" style:parent-style-name="Text_20_body">
      <style:paragraph-properties fo:text-align="start" style:justify-single-word="false"/>
    </style:style>
    <style:style style:name="P3" style:family="paragraph" style:parent-style-name="Text_20_body">
      <style:text-properties fo:font-variant="normal" fo:text-transform="none" fo:color="#000000" style:text-line-through-style="none" style:font-name="FreeSerif1" fo:font-size="12pt" fo:font-style="normal" style:text-underline-style="none" fo:font-weight="normal" style:text-blinking="false" fo:background-color="transparent" style:font-size-asian="12pt" style:font-size-complex="12pt"/>
    </style:style>
    <style:style style:name="P4" style:family="paragraph" style:parent-style-name="Text_20_body">
      <style:paragraph-properties fo:text-align="justify" style:justify-single-word="false"/>
    </style:style>
    <style:style style:name="P5" style:family="paragraph" style:parent-style-name="Text_20_body">
      <style:paragraph-properties loext:contextual-spacing="false" fo:margin-top="0cm" fo:margin-bottom="0cm" fo:line-height="100%" fo:text-align="end" style:justify-single-word="false"/>
    </style:style>
    <style:style style:name="P6" style:family="paragraph" style:parent-style-name="Text_20_body" style:master-page-name="">
      <style:paragraph-properties loext:contextual-spacing="false" fo:margin-top="0cm" fo:margin-bottom="0cm" fo:line-height="100%" fo:text-align="end" style:justify-single-word="false" style:page-number="auto"/>
    </style:style>
    <style:style style:name="P7" style:family="paragraph" style:parent-style-name="Subtitle">
      <style:text-properties fo:font-size="16pt" style:font-size-asian="14pt" style:font-size-complex="16pt"/>
    </style:style>
    <style:style style:name="P8" style:family="paragraph" style:parent-style-name="Text_20_body">
      <style:paragraph-properties fo:margin-left="0cm" fo:margin-right="0cm" fo:text-indent="0cm" style:auto-text-indent="false" fo:padding="0cm" fo:border="none" style:shadow="none">
        <style:tab-stops/>
      </style:paragraph-properties>
    </style:style>
    <style:style style:name="P9" style:family="paragraph" style:parent-style-name="Contents_20_1">
      <style:paragraph-properties>
        <style:tab-stops>
          <style:tab-stop style:position="17cm" style:type="right" style:leader-style="dotted" style:leader-text="."/>
        </style:tab-stops>
      </style:paragraph-properties>
    </style:style>
    <style:style style:name="P10" style:family="paragraph" style:parent-style-name="Contents_20_2">
      <style:paragraph-properties>
        <style:tab-stops>
          <style:tab-stop style:position="16.501cm" style:type="right" style:leader-style="dotted" style:leader-text="."/>
        </style:tab-stops>
      </style:paragraph-properties>
    </style:style>
    <style:style style:name="P11" style:family="paragraph" style:parent-style-name="Heading_20_1">
      <style:paragraph-properties fo:text-align="start" style:justify-single-word="false"/>
    </style:style>
    <style:style style:name="P12" style:family="paragraph" style:parent-style-name="Heading_20_1">
      <style:paragraph-properties fo:break-before="page"/>
    </style:style>
    <style:style style:name="P13" style:family="paragraph" style:parent-style-name="Heading_20_1">
      <style:paragraph-properties fo:text-align="start" style:justify-single-word="false" fo:break-before="page"/>
      <style:text-properties fo:font-size="22pt" style:font-size-asian="22pt" style:font-size-complex="22pt"/>
    </style:style>
    <style:style style:name="P14" style:family="paragraph" style:parent-style-name="Heading_20_2">
      <style:text-properties style:font-name="Courier New" fo:font-size="11pt" style:font-size-asian="11pt" style:font-size-complex="11pt"/>
    </style:style>
    <style:style style:name="P15" style:family="paragraph" style:parent-style-name="Text_20_body">
      <style:paragraph-properties fo:margin-left="0cm" fo:margin-right="0cm" fo:text-indent="0cm" style:auto-text-indent="false" fo:padding="0.101cm" fo:border="0.009cm solid #000000" style:shadow="none">
        <style:tab-stops/>
      </style:paragraph-properties>
      <style:text-properties style:font-name="Courier New" fo:font-size="11pt" style:font-size-asian="11pt" style:font-size-complex="11pt"/>
    </style:style>
    <style:style style:name="P16" style:family="paragraph" style:parent-style-name="Text_20_body" style:master-page-name="">
      <style:paragraph-properties fo:margin-left="0cm" fo:margin-right="0cm" fo:text-indent="0cm" style:auto-text-indent="false" style:page-number="auto" fo:padding="0.101cm" fo:border="0.009cm solid #000000" style:shadow="none">
        <style:tab-stops/>
      </style:paragraph-properties>
      <style:text-properties style:font-name="Courier New" fo:font-size="11pt" style:font-size-asian="11pt" style:font-size-complex="11pt"/>
    </style:style>
    <style:style style:name="P17" style:family="paragraph" style:parent-style-name="Text_20_body" style:master-page-name="">
      <style:paragraph-properties fo:margin-left="0cm" fo:margin-right="0cm" fo:text-indent="0cm" style:auto-text-indent="false" style:page-number="auto" fo:padding="0.101cm" fo:border="0.009cm solid #000000" style:shadow="none">
        <style:tab-stops/>
      </style:paragraph-properties>
      <style:text-properties style:font-name="Courier New" fo:font-size="11pt" style:font-size-asian="11pt" style:font-size-complex="11pt"/>
    </style:style>
    <style:style style:name="P18" style:family="paragraph" style:parent-style-name="Text_20_body">
      <style:text-properties style:font-name="Courier New" fo:font-size="11pt" style:font-size-asian="11pt" style:font-size-complex="11pt"/>
    </style:style>
    <style:style style:name="P19" style:family="paragraph" style:parent-style-name="Text_20_body">
      <style:paragraph-properties fo:text-align="start" style:justify-single-word="false"/>
    </style:style>
    <style:style style:name="P20" style:family="paragraph" style:parent-style-name="Text_20_body">
      <style:paragraph-properties fo:text-align="justify" style:justify-single-word="false"/>
    </style:style>
    <style:style style:name="T1" style:family="text">
      <style:text-properties fo:font-variant="normal" fo:text-transform="none" fo:color="#000000" style:text-line-through-style="none" style:font-name="FreeSerif1" fo:font-size="12pt" fo:font-style="normal" style:text-underline-style="none" fo:font-weight="normal" style:text-blinking="false" fo:background-color="transparent" style:font-size-asian="12pt" style:font-size-complex="12pt" loext:char-shading-value="0"/>
    </style:style>
    <style:style style:name="T2" style:family="text">
      <style:text-properties fo:font-variant="normal" fo:text-transform="none" fo:color="#000000" style:text-line-through-style="none" style:font-name="FreeSerif1" fo:font-size="12pt" fo:font-style="normal" style:text-underline-style="none" fo:font-weight="normal" style:text-blinking="false" fo:background-color="transparent" style:font-size-asian="12pt" style:font-size-complex="12pt" loext:char-shading-value="0"/>
    </style:style>
    <style:style style:name="T3" style:family="text">
      <style:text-properties fo:font-variant="normal" fo:text-transform="none" fo:color="#000000" style:text-line-through-style="none" style:font-name="FreeSerif1" fo:font-size="12pt" fo:font-style="normal" style:text-underline-style="none" fo:font-weight="normal" style:text-blinking="false" fo:background-color="transparent" style:font-size-asian="12pt" style:font-size-complex="12pt" loext:char-shading-value="0"/>
    </style:style>
    <style:style style:name="T4" style:family="text">
      <style:text-properties fo:font-variant="normal" fo:text-transform="none" fo:color="#1155cc" style:text-line-through-style="none" style:font-name="FreeSerif1" fo:font-size="12pt" fo:font-style="normal" style:text-underline-style="solid" style:text-underline-width="auto" style:text-underline-color="font-color" fo:font-weight="normal" style:text-blinking="false" fo:background-color="transparent" style:font-size-asian="12pt" style:font-size-complex="12pt" loext:char-shading-value="0"/>
    </style:style>
    <style:style style:name="T5" style:family="text">
      <style:text-properties style:font-name="FreeSerif1" fo:font-size="12pt" style:font-size-asian="12pt" style:font-size-complex="12pt"/>
    </style:style>
    <style:style style:name="T6" style:family="text">
      <style:text-properties style:font-name="Courier New"/>
    </style:style>
    <style:style style:name="T7" style:family="text">
      <style:text-properties style:font-name="Courier New" fo:font-size="11pt" style:font-size-asian="11pt" style:font-size-complex="11pt"/>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style:vertical-pos="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style:vertical-pos="top" style:vertical-rel="paragraph-content"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tab/><text:tab/>Auffray Baptiste</text:p>
      <text:p text:style-name="P5">Boutin Loïc</text:p>
      <text:p text:style-name="P5">Dromigny--Chevreuil Ivan</text:p>
      <text:p text:style-name="Title"/>
      <text:p text:style-name="Title">Rapport de projet</text:p>
      <text:p text:style-name="Subtitle">Web des données / Web sémantique</text:p>
      <text:p text:style-name="P7">2017-2018</text:p>
      <text:p text:style-name="P1"/>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9"><text:a xlink:type="simple" xlink:href="#__RefHeading___Toc222_37492968" text:style-name="Index_20_Link" text:visited-style-name="Index_20_Link">I-Introduction<text:tab/>2</text:a></text:p>
          <text:p text:style-name="P9"><text:a xlink:type="simple" xlink:href="#__RefHeading___Toc224_37492968" text:style-name="Index_20_Link" text:visited-style-name="Index_20_Link">II-Transformation des données<text:tab/>2</text:a></text:p>
          <text:p text:style-name="P9"><text:a xlink:type="simple" xlink:href="#__RefHeading___Toc226_37492968" text:style-name="Index_20_Link" text:visited-style-name="Index_20_Link">III-Liaison des données<text:tab/>3</text:a></text:p>
          <text:p text:style-name="P9"><text:a xlink:type="simple" xlink:href="#__RefHeading___Toc228_37492968" text:style-name="Index_20_Link" text:visited-style-name="Index_20_Link">IV-Création d’inférences<text:tab/>3</text:a></text:p>
          <text:p text:style-name="P9"><text:a xlink:type="simple" xlink:href="#__RefHeading___Toc264_376665669" text:style-name="Index_20_Link" text:visited-style-name="Index_20_Link">V-Liaison des données au cloud de linked data<text:tab/>3</text:a></text:p>
          <text:p text:style-name="P9"><text:a xlink:type="simple" xlink:href="#__RefHeading___Toc266_376665669" text:style-name="Index_20_Link" text:visited-style-name="Index_20_Link">VI-Vocabulaire VoID<text:tab/>3</text:a></text:p>
          <text:p text:style-name="P9"><text:a xlink:type="simple" xlink:href="#__RefHeading___Toc268_376665669" text:style-name="Index_20_Link" text:visited-style-name="Index_20_Link">VII-Annexes<text:tab/>4</text:a></text:p>
          <text:p text:style-name="P10"><text:a xlink:type="simple" xlink:href="#__RefHeading___Toc270_376665669" text:style-name="Index_20_Link" text:visited-style-name="Index_20_Link">I.Annexe 1<text:tab/>4</text:a></text:p>
          <text:p text:style-name="P10"><text:a xlink:type="simple" xlink:href="#__RefHeading___Toc272_376665669" text:style-name="Index_20_Link" text:visited-style-name="Index_20_Link">II.Annexe 2<text:tab/>5</text:a></text:p>
          <text:p text:style-name="P10"><text:a xlink:type="simple" xlink:href="#__RefHeading___Toc274_376665669" text:style-name="Index_20_Link" text:visited-style-name="Index_20_Link">III.Annexe 3<text:tab/>5</text:a></text:p>
          <text:p text:style-name="P10"><text:a xlink:type="simple" xlink:href="#__RefHeading___Toc276_376665669" text:style-name="Index_20_Link" text:visited-style-name="Index_20_Link">IV.Annexe 4<text:tab/>6</text:a></text:p>
        </text:index-body>
      </text:table-of-content>
      <text:p text:style-name="P1"/>
      <text:h text:style-name="P13" text:outline-level="1"><text:bookmark-start text:name="__RefHeading___Toc222_37492968"/>Introduction<text:bookmark-end text:name="__RefHeading___Toc222_37492968"/></text:h>
      <text:p text:style-name="Text_20_body"/>
      <text:p text:style-name="Text_20_body">Ce projet avait pour objectif de transformer les données ouvertes de l’enseignement supérieur de la <text:s/>Recherche et de l’Innovation<text:span text:style-name="T5"> </text:span><text:bookmark text:name="docs-internal-guid-95a4041c-f440-d9be-9f07-6d3de2038aaa"/><text:span text:style-name="T1">(</text:span><text:a xlink:type="simple" xlink:href="https://data.esr.gouv.fr/FR/" text:style-name="Internet_20_link" text:visited-style-name="Visited_20_Internet_20_Link"><text:span text:style-name="T4">https://data.esr.gouv.fr/FR/</text:span></text:a><text:span text:style-name="T1">) </text:span><text:span text:style-name="T1">en données sémantiques. E</text:span><text:span text:style-name="T1">n ce qui nous concerne nous avons choisis le dataset suivant : </text:span><text:a xlink:type="simple" xlink:href="https://data.enseignementsup-recherche.gouv.fr/explore/dataset/fr-esr-rd-moyens-entreprises-intensite/table/?sort=valeur" text:style-name="Internet_20_link" text:visited-style-name="Visited_20_Internet_20_Link">https://data.enseignementsup-recherche.gouv.fr/explore/dataset/fr-esr-rd-moyens-entreprises-intensite/table/?sort=valeur</text:a><text:span text:style-name="T1">.</text:span></text:p>
      <text:p text:style-name="P3">Celui-ci concerne les moyens consacrés, qu'ils soient financiers ou humains à la Recherche et au Développement dans les entreprises par zone géographique, année, intensité technologique et type de personnel.</text:p>
      <text:p text:style-name="P3">Ce projet est composé de 5 étapes et celles-ci seront expliquées dans les différentes parties qui suivent.</text:p>
      <text:h text:style-name="P11" text:outline-level="1"><text:bookmark-start text:name="__RefHeading___Toc224_37492968"/>Transformation des données<text:bookmark-end text:name="__RefHeading___Toc224_37492968"/></text:h>
      <text:p text:style-name="P2"/>
      <text:p text:style-name="P2">La première étape était de choisir un ensemble de données ouvertes et de les transformer en RDF en utilisant si possible des vocabulaires partagés. Il fallait également proposer deux requêtes SPARQL sur les données une fois celles-ci transformées en RDF.</text:p>
      <text:p text:style-name="Text_20_body">Ainsi afin de transformer nos données, nous avons utilisé un des logiciels recommandé sur le sujet : Tarql. Celui-ci fut simple d’installation et d’utilisation et nous transformons nos données au moyen de la commande suivante :</text:p>
      <text:p text:style-name="P18">~/Application/tarql-master/target/appassembler/bin/tarql -e utf-8 -d ";" <text:s/>Construct/construct.sparql &gt; Data/project.ttl</text:p>
      <text:p text:style-name="Text_20_body">l’option -e permet de définir l’encodage tandis que -d permet de définir les délimiteurs du fichier en entrée.</text:p>
      <text:p text:style-name="Text_20_body">Pour représenter au mieux nos données nous avons cherché un vocabulaire adapté et grâce à l’utilisation du site "lov.okfn.org" nous avons découvert "frapo". Frapo est une ontologie permettant de représenter différents types de budgets, donations et autres dons pécuniaires mais également définir l’administration des recherches et des projets.</text:p>
      <text:p text:style-name="Text_20_body">Nous utilisons aussi l’ontologie de dbpedia pour représenter les zones géographiques par région, ainsi que les namespaces "rdf" pour définir les types de nos données ou encore "owl" pour lier nos données à certains datasets déjà existants. De même, nous avons créés un namespace "ns" pour créer nos propres types et prédicats lorsqu’ aucun autre type de prédicat ne semblait convenir.</text:p>
      <text:p text:style-name="Text_20_body">Nous utilisons la classe frapo:Funding pour définir le type de nos atomes. Ceux-ci vont correspondre à une URI que nous construisons à partir de la chaîne de caractère suivante <text:span text:style-name="T7">http://ex.org/fr-esr-rd-moyens-entreprises-intensite/</text:span> à laquelle nous concaténons le code de la zone géographique, l’année, le code de l’indicateur, le code du type de personnel si il existe, et le code de l’intensité.</text:p>
      <text:p text:style-name="Text_20_body">Cette URI va également être composé de plusieurs attributs. L’un d'eux va être de type dbo:Place, et va être constitué de deux autres attributs : une zone géographique de type frapo:hasLocation et d’une URI que nous construisons à partir de la chaîne de caractère suivante <text:soft-page-break/><text:span text:style-name="T7">http://ex.org/fr-esr-rd-moyens-entreprises-intensite/codeRegion/</text:span> à laquelle nous concaténons le code de la région concerné par les moyens consacrés.</text:p>
      <text:p text:style-name="P2">Cette dernière URI nous sera utile plus tard pour la liaison avec d’autres datasets.</text:p>
      <text:p text:style-name="P2"/>
      <text:p text:style-name="P2">Pour tester si notre fichier RDF était bien construit et était cohérent, ainsi que pour tester nos requêtes SPARQL nous avons utilisé Fuseki. Ce dernier est un serveur SPARQL, que l’on lance sur notre machine. Nous y accédons donc en local et une fois notre RDF uploadé dessus nous avons pu tester nos requêtes <text:s/>(nous avons mis celles-ci en annexe, ainsi qu’une description et leur résultat).</text:p>
      <text:h text:style-name="P11" text:outline-level="1"><text:bookmark-start text:name="__RefHeading___Toc226_37492968"/>Liaison des données<text:bookmark-end text:name="__RefHeading___Toc226_37492968"/></text:h>
      <text:p text:style-name="P4"/>
      <text:p text:style-name="P4">La seconde étape était de lier nos données aux données d’autres groupes, et de proposer une requête sur cet ensemble de données.</text:p>
      <text:p text:style-name="P4">Nous avons donc pour cela créé une URI contenant le code des régions, nous permettant ainsi au moyen d’un owl:sameAs de lier nos données à celles d’autres groupe ayant construit des URI de la même manière dans leur dataset.</text:p>
      <text:p text:style-name="P4">Cette étape a demandé beaucoup de communication entre les groupes, afin de s’assurer du bon fonctionnement des liaisons, bien qu’en temps normal, il faut partir du principe que l’on lie notre dataset à un dataset déjà existant et bien formé. C’est donc normalement à nous de nous adapter à ceux déjà existant, ce qui n’a pas réellement été le cas ici car nous avons travaillé à plusieurs groupes.</text:p>
      <text:h text:style-name="P11" text:outline-level="1"><text:bookmark-start text:name="__RefHeading___Toc228_37492968"/>Création d’inférences<text:bookmark-end text:name="__RefHeading___Toc228_37492968"/></text:h>
      <text:p text:style-name="P2"/>
      <text:h text:style-name="P11" text:outline-level="1"><text:bookmark-start text:name="__RefHeading___Toc264_376665669"/>Liaison des données au cloud de linked data<text:bookmark-end text:name="__RefHeading___Toc264_376665669"/></text:h>
      <text:p text:style-name="P2"/>
      <text:h text:style-name="Heading_20_1" text:outline-level="1"><text:bookmark-start text:name="__RefHeading___Toc266_376665669"/>Vocabulaire VoID<text:bookmark-end text:name="__RefHeading___Toc266_376665669"/></text:h>
      <text:p text:style-name="Text_20_body"/>
      <text:h text:style-name="P12" text:outline-level="1"><text:bookmark-start text:name="__RefHeading___Toc268_376665669"/>Annexes<text:bookmark-end text:name="__RefHeading___Toc268_376665669"/></text:h>
      <text:h text:style-name="P14" text:outline-level="2"><text:bookmark-start text:name="__RefHeading___Toc270_376665669"/>Annexe 1<text:bookmark-end text:name="__RefHeading___Toc270_376665669"/></text:h>
      <text:p text:style-name="P16">#Requete n°1</text:p>
      <text:p text:style-name="P15">PREFIX frapo: &lt;http://purl.org/cerif/frapo/&gt;</text:p>
      <text:p text:style-name="P15">PREFIX dbo: &lt;http://dbpedia.org/ontology/&gt;</text:p>
      <text:p text:style-name="P15">PREFIX ns: &lt;http://example.org/ns#&gt;</text:p>
      <text:p text:style-name="P15"/>
      <text:p text:style-name="P15">Select <text:s/>?zone_geo ?annee ?type</text:p>
      <text:p text:style-name="P15">Where { ?x frapo:BudgetedAmount ?valeur;</text:p>
      <text:p text:style-name="P15"><text:s text:c="9"/>frapo:hasDeliveryDate ?annee;</text:p>
      <text:p text:style-name="P15"><text:s text:c="9"/>dbo:Place ?place;</text:p>
      <text:p text:style-name="P15"><text:s text:c="9"/>ns:Staff ?pers.</text:p>
      <text:p text:style-name="P15"><text:s text:c="6"/>?place frapo:hasLocation ?zone_geo.</text:p>
      <text:p text:style-name="P15"><text:s text:c="6"/>?pers frapo:BudgetInformation ?type.</text:p>
      <text:p text:style-name="P15"><text:s text:c="4"/>FILTER(?valeur &gt; 25000)}</text:p>
      <text:p text:style-name="P15">ORDER BY ?annee</text:p>
      <text:p text:style-name="P8"><text:tab/>Cette première requête permet de récupérer les zones géographique, l’année et le type de personnel pour lesquels les moyens accordés sont supérieurs à 25 000 M €.</text:p>
      <text:p text:style-name="P8"/>
      <text:h text:style-name="Heading_20_2" text:outline-level="2"><text:bookmark-start text:name="__RefHeading___Toc272_376665669"/>Annexe 2<text:bookmark-end text:name="__RefHeading___Toc272_376665669"/></text:h>
      <text:p text:style-name="Text_20_body"><draw:frame draw:style-name="fr1" draw:name="Cadre1" text:anchor-type="paragraph" svg:width="15.695cm" draw:z-index="0"><draw:text-box fo:min-height="10.601cm"><text:p text:style-name="Illustration"><draw:frame draw:style-name="fr2" draw:name="Image1" text:anchor-type="paragraph" svg:width="16.782cm" style:rel-width="100%" svg:height="9.862cm" style:rel-height="scale" draw:z-index="3"><draw:image/></draw:frame><text:line-break/>Illustration <text:sequence text:ref-name="refIllustration0" text:name="Illustration" text:formula="ooow:Illustration+1" style:num-format="1">1</text:sequence>: Résultat via Fuseki pour la première requête</text:p></draw:text-box></draw:frame>Ne sont présent que les 16 premiers résultat, cela permet néanmoins de donner un aperçu. <text:s/></text:p>
      <text:h text:style-name="Heading_20_2" text:outline-level="2"><text:bookmark-start text:name="__RefHeading___Toc274_376665669"/><text:soft-page-break/>Annexe 3<text:bookmark-end text:name="__RefHeading___Toc274_376665669"/></text:h>
      <text:p text:style-name="P16">#Requete n°2</text:p>
      <text:p text:style-name="P15">PREFIX frapo: &lt;http://purl.org/cerif/frapo/&gt;</text:p>
      <text:p text:style-name="P15">PREFIX dbo: &lt;http://dbpedia.org/ontology/&gt;</text:p>
      <text:p text:style-name="P15">PREFIX xsd:&lt;http://www.w3.org/2001/XMLSchema#&gt;</text:p>
      <text:p text:style-name="P15"/>
      <text:p text:style-name="P15">Select DISTINCT ?zone_geo (SUM(?valeur) as ?sum)</text:p>
      <text:p text:style-name="P15">Where { ?x frapo:BudgetedAmount <text:s/>?valeur;</text:p>
      <text:p text:style-name="P15"><text:s text:c="11"/>frapo:hasDeliveryDate ?annee;</text:p>
      <text:p text:style-name="P15"><text:s text:c="9"/>dbo:Place ?place.</text:p>
      <text:p text:style-name="P15"><text:s text:c="6"/>?place frapo:hasLocation ?zone_geo.</text:p>
      <text:p text:style-name="P15"><text:s text:c="6"/>FILTER(?annee = "2010"^^xsd:gYear &amp;&amp; ?zone_geo != "France")}</text:p>
      <text:p text:style-name="P15">GROUP BY ?zone_geo</text:p>
      <text:p text:style-name="P15">ORDER BY DESC(?sum)</text:p>
      <text:p text:style-name="P15">LIMIT 5</text:p>
      <text:p text:style-name="P8"><text:tab/>Cette seconde requête permet de récupérer les 5 zone géographique ayant eu le plus de moyens leur ayant été attribué lors de l’année 2010 par ordre décroissant (nous ne prenons ici pas en compte la « région » France).</text:p>
      <text:p text:style-name="P8"/>
      <text:h text:style-name="Heading_20_2" text:outline-level="2"><text:bookmark-start text:name="__RefHeading___Toc276_376665669"/>Annexe 4<text:bookmark-end text:name="__RefHeading___Toc276_376665669"/></text:h>
      <text:p text:style-name="Text_20_body"/>
      <text:p text:style-name="Text_20_body"><draw:frame draw:style-name="fr1" draw:name="Cadre2" text:anchor-type="paragraph" svg:width="17cm" draw:z-index="1"><draw:text-box fo:min-height="4.953cm"><text:p text:style-name="Illustration"><draw:frame draw:style-name="fr3" draw:name="Image2" text:anchor-type="paragraph" svg:width="17cm" style:rel-width="100%" svg:height="3.736cm" style:rel-height="scale" draw:z-index="2"><draw:image/></draw:frame><text:line-break/>Illustration <text:sequence text:ref-name="refIllustration1" text:name="Illustration" text:formula="ooow:Illustration+1" style:num-format="1">2</text:sequence>: Résultat via Fuseki de la seconde requête</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FreeSans1" svg:font-family="FreeSans" style:font-family-generic="swiss"/>
    <style:font-face style:name="Courier New" svg:font-family="'Courier New'" style:font-family-generic="modern" style:font-pitch="fixed"/>
    <style:font-face style:name="FreeSerif1" svg:font-family="FreeSerif" style:font-family-generic="roman" style:font-pitch="variable"/>
    <style:font-face style:name="FreeSerif" svg:font-family="FreeSerif" style:font-adornments="Normal" style:font-family-generic="roman" style:font-pitch="variable"/>
    <style:font-face style:name="Liberation Serif" svg:font-family="'Liberation Serif'"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FreeSerif" style:font-size-asian="10.5pt"/>
    </style:style>
    <style:style style:name="Heading" style:family="paragraph" style:parent-style-name="Standard" style:next-style-name="Text_20_body" style:class="text" style:master-page-name="">
      <style:paragraph-properties loext:contextual-spacing="false" fo:margin-top="0.423cm" fo:margin-bottom="0.212cm" fo:text-align="start" style:justify-single-word="false" style:page-number="auto" fo:keep-with-next="always"/>
      <style:text-properties style:font-name="FreeSerif" fo:font-size="24pt" fo:font-weight="bold" fo:background-color="transparent" style:font-name-asian="Noto Sans CJK SC Regular" style:font-size-asian="14pt" style:font-name-complex="FreeSans" style:font-size-complex="14pt"/>
    </style:style>
    <style:style style:name="Text_20_body" style:display-name="Text body" style:family="paragraph" style:parent-style-name="Standard" style:class="text" style:master-page-name="">
      <style:paragraph-properties loext:contextual-spacing="false" fo:margin-left="0cm" fo:margin-right="0cm" fo:margin-top="0cm" fo:margin-bottom="0cm" fo:line-height="120%" fo:text-align="justify" style:justify-single-word="false" fo:text-indent="1cm" style:auto-text-indent="false" style:page-number="auto"/>
      <style:text-properties style:font-size-asian="10.5pt"/>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paragraph-properties loext:contextual-spacing="false" fo:margin-left="0cm" fo:margin-right="0cm" fo:margin-top="0.801cm" fo:margin-bottom="0.3cm" fo:text-align="start" style:justify-single-word="false" fo:text-indent="0cm" style:auto-text-indent="false"/>
      <style:text-properties fo:font-size="22pt" fo:font-weight="bold" fo:background-color="transparent"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loext:contextual-spacing="false" fo:margin-left="0cm" fo:margin-right="0cm" fo:margin-top="0.353cm" fo:margin-bottom="0.212cm" fo:text-indent="0cm" style:auto-text-indent="false"/>
      <style:text-properties fo:font-size="20pt" fo:font-weight="bold" style:font-size-asian="115%" style:font-weight-asian="bold" style:font-size-complex="115%" style:font-weight-complex="60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suffix="-"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I">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11-25T18:27:49.575812765</meta:creation-date>
    <dc:date>2017-12-05T16:23:48.33</dc:date>
    <meta:editing-duration>PT3H58M18S</meta:editing-duration>
    <meta:editing-cycles>18</meta:editing-cycles>
    <meta:generator>OpenOffice/4.1.2$Win32 OpenOffice.org_project/412m3$Build-9782</meta:generator>
    <meta:document-statistic meta:table-count="0" meta:image-count="2" meta:object-count="0" meta:page-count="5" meta:paragraph-count="76" meta:word-count="899" meta:character-count="6185"/>
    <dc:creator>Loïc Boutin</dc:creator>
  </office:meta>
</office:document-meta>
</file>